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ed2e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1a6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802cm" svg:height="2.286cm" svg:x="11.647cm" svg:y="13.909cm" svg:viewBox="0 0 803 2287" draw:points="4,791 799,0 803,1484 0,2287">
            <text:p/>
          </draw:polygon>
          <draw:rect draw:style-name="gr2" draw:text-style-name="P2" draw:layer="layout" svg:width="2.5cm" svg:height="1.504cm" svg:x="9.148cm" svg:y="14.695cm">
            <text:p/>
          </draw:rect>
          <draw:line draw:style-name="gr3" draw:text-style-name="P3" draw:layer="layout" svg:x1="9.148cm" svg:y1="15.695cm" svg:x2="11.648cm" svg:y2="15.695cm">
            <text:p/>
          </draw:line>
          <draw:line draw:style-name="gr3" draw:text-style-name="P3" draw:layer="layout" svg:x1="9.148cm" svg:y1="15.195cm" svg:x2="11.648cm" svg:y2="15.195cm">
            <text:p/>
          </draw:line>
          <draw:line draw:style-name="gr3" draw:text-style-name="P3" draw:layer="layout" svg:x1="9.648cm" svg:y1="14.695cm" svg:x2="9.648cm" svg:y2="16.195cm">
            <text:p/>
          </draw:line>
          <draw:line draw:style-name="gr3" draw:text-style-name="P3" draw:layer="layout" svg:x1="10.148cm" svg:y1="14.695cm" svg:x2="10.148cm" svg:y2="16.195cm">
            <text:p/>
          </draw:line>
          <draw:line draw:style-name="gr3" draw:text-style-name="P3" draw:layer="layout" svg:x1="10.648cm" svg:y1="14.695cm" svg:x2="10.648cm" svg:y2="16.195cm">
            <text:p/>
          </draw:line>
          <draw:line draw:style-name="gr3" draw:text-style-name="P3" draw:layer="layout" svg:x1="11.148cm" svg:y1="14.695cm" svg:x2="11.148cm" svg:y2="16.195cm">
            <text:p/>
          </draw:line>
          <draw:polygon draw:style-name="gr4" draw:text-style-name="P4" draw:layer="layout" svg:width="3.299cm" svg:height="0.799cm" svg:x="9.148cm" svg:y="13.895cm" svg:viewBox="0 0 3300 800" draw:points="0,792 2493,800 2500,800 3300,7 800,0">
            <text:p/>
          </draw:polygon>
          <draw:line draw:style-name="gr3" draw:text-style-name="P3" draw:layer="layout" svg:x1="9.348cm" svg:y1="14.492cm" svg:x2="11.848cm" svg:y2="14.492cm">
            <text:p/>
          </draw:line>
          <draw:line draw:style-name="gr3" draw:text-style-name="P3" draw:layer="layout" svg:x1="9.548cm" svg:y1="14.291cm" svg:x2="12.048cm" svg:y2="14.291cm">
            <text:p/>
          </draw:line>
          <draw:line draw:style-name="gr3" draw:text-style-name="P3" draw:layer="layout" svg:x1="9.748cm" svg:y1="14.095cm" svg:x2="12.248cm" svg:y2="14.095cm">
            <text:p/>
          </draw:line>
          <draw:line draw:style-name="gr3" draw:text-style-name="P3" draw:layer="layout" svg:x1="9.651cm" svg:y1="14.692cm" svg:x2="10.451cm" svg:y2="13.892cm">
            <text:p/>
          </draw:line>
          <draw:line draw:style-name="gr3" draw:text-style-name="P3" draw:layer="layout" svg:x1="10.151cm" svg:y1="14.692cm" svg:x2="10.951cm" svg:y2="13.892cm">
            <text:p/>
          </draw:line>
          <draw:line draw:style-name="gr3" draw:text-style-name="P3" draw:layer="layout" svg:x1="10.651cm" svg:y1="14.692cm" svg:x2="11.451cm" svg:y2="13.892cm">
            <text:p/>
          </draw:line>
          <draw:line draw:style-name="gr3" draw:text-style-name="P3" draw:layer="layout" svg:x1="11.151cm" svg:y1="14.692cm" svg:x2="11.951cm" svg:y2="13.892cm">
            <text:p/>
          </draw:line>
          <draw:line draw:style-name="gr3" draw:text-style-name="P3" draw:layer="layout" svg:x1="11.651cm" svg:y1="16.19cm" svg:x2="12.451cm" svg:y2="15.39cm">
            <text:p/>
          </draw:line>
          <draw:line draw:style-name="gr3" draw:text-style-name="P3" draw:layer="layout" svg:x1="11.651cm" svg:y1="15.689cm" svg:x2="12.451cm" svg:y2="14.889cm">
            <text:p/>
          </draw:line>
          <draw:line draw:style-name="gr3" draw:text-style-name="P3" draw:layer="layout" svg:x1="11.651cm" svg:y1="15.188cm" svg:x2="12.451cm" svg:y2="14.388cm">
            <text:p/>
          </draw:line>
          <draw:line draw:style-name="gr3" draw:text-style-name="P3" draw:layer="layout" svg:x1="11.848cm" svg:y1="14.492cm" svg:x2="11.848cm" svg:y2="15.992cm">
            <text:p/>
          </draw:line>
          <draw:line draw:style-name="gr3" draw:text-style-name="P3" draw:layer="layout" svg:x1="12.048cm" svg:y1="14.291cm" svg:x2="12.048cm" svg:y2="15.791cm">
            <text:p/>
          </draw:line>
          <draw:line draw:style-name="gr3" draw:text-style-name="P3" draw:layer="layout" svg:x1="12.248cm" svg:y1="14.095cm" svg:x2="12.248cm" svg:y2="15.595cm">
            <text:p/>
          </draw:line>
          <draw:line draw:style-name="gr3" draw:text-style-name="P3" draw:layer="layout" svg:x1="12.448cm" svg:y1="13.895cm" svg:x2="12.448cm" svg:y2="15.39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3:33:31.905900683</meta:creation-date>
    <dc:date>2018-05-18T13:33:49.320446928</dc:date>
    <meta:editing-duration>PT17S</meta:editing-duration>
    <meta:editing-cycles>1</meta:editing-cycles>
    <meta:document-statistic meta:object-count="24"/>
    <meta:generator>LibreOffice/6.0.0.3$MacOSX_X86_64 LibreOffice_project/64a0f66915f38c6217de274f0aa8e15618924765</meta:generator>
  </office:meta>
</office:document-meta>
</file>